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37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132cm"/>
    </style:style>
    <style:style style:name="gr3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4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8.308cm"/>
    </style:style>
    <style:style style:name="gr6" style:family="graphic" style:parent-style-name="standard">
      <style:graphic-properties draw:textarea-horizontal-align="justify" draw:textarea-vertical-align="middle" draw:auto-grow-height="false" fo:min-height="0.858cm" fo:min-width="7.7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6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5.404cm"/>
    </style:style>
    <style:style style:name="gr11" style:family="graphic" style:parent-style-name="objectwithoutfill">
      <style:graphic-properties draw:stroke="dash" draw:stroke-dash="Fine_20_Dashed" svg:stroke-color="#000000" draw:fill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00a65d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0066b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5c2d91" fo:font-size="19pt" fo:font-weight="bold" style:font-size-asian="19pt" style:font-weight-asian="bold" style:font-size-complex="19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66b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5c2d91"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7.62cm" svg:x="1.594cm" svg:y="0.508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32cm" svg:height="1.825cm" svg:x="7.542cm" svg:y="7.698cm">
          <draw:text-box>
            <text:p><text:span text:style-name="T2">Map hardware PCI Bars</text:span></text:p>
            <text:p><text:span text:style-name="T2">to VM address space via EPT</text:span></text:p>
          </draw:text-box>
        </draw:frame>
        <draw:line draw:style-name="gr3" draw:text-style-name="P4" draw:layer="layout" svg:x1="6.311cm" svg:y1="5.102cm" svg:x2="19.05cm" svg:y2="5.08cm">
          <text:p/>
        </draw:line>
        <draw:custom-shape draw:style-name="gr4" draw:text-style-name="P1" draw:layer="layout" svg:width="1.016cm" svg:height="1.016cm" svg:x="6.344cm" svg:y="7.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808cm" svg:height="2.286cm" svg:x="19.494cm" svg:y="0.508cm">
          <text:p text:style-name="P1"><text:span text:style-name="T3">PCI Config (</text:span><text:span text:style-name="T4">I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3.208cm">
          <text:p text:style-name="P1"><text:span text:style-name="T5">PCI BAR 2 (Config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6.008cm">
          <text:p text:style-name="P1"><text:span text:style-name="T5">PCI BAR 4 (MSI-X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32cm" svg:height="1.108cm" svg:x="9.43cm" svg:y="9.81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2.192cm" svg:height="4.186cm" svg:x="6.35cm" svg:y="0.64cm">
          <draw:text-box>
            <text:list text:style-name="L1">
              <text:list-item>
                <text:p><text:span text:style-name="T2">PCI Config is IO-based trap/emulation</text:span></text:p>
                <text:p><text:span text:style-name="T2"/></text:p>
              </text:list-item>
              <text:list-item>
                <text:p><text:span text:style-name="T2">BAR 2 and BAR 4 (IRQ) are MMIO-based direct access</text:span></text:p>
              </text:list-item>
            </text:list>
          </draw:text-box>
        </draw:frame>
        <draw:custom-shape draw:style-name="gr4" draw:text-style-name="P1" draw:layer="layout" svg:width="1.016cm" svg:height="1.016cm" svg:x="13.745cm" svg:y="1.72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8.302cm" svg:y1="4.212cm" svg:x2="29.464cm" svg:y2="2.227cm">
          <text:p/>
        </draw:line>
        <draw:line draw:style-name="gr8" draw:text-style-name="P4" draw:layer="layout" svg:x1="28.277cm" svg:y1="7.312cm" svg:x2="29.693cm" svg:y2="7.312cm">
          <text:p/>
        </draw:line>
        <draw:frame draw:style-name="gr9" draw:text-style-name="P8" draw:layer="layout" svg:width="7.182cm" svg:height="1.741cm" svg:x="28.556cm" svg:y="0.944cm">
          <draw:text-box>
            <text:p text:style-name="P1"><text:span text:style-name="T7">Q1: DMA is based on</text:span></text:p>
            <text:p text:style-name="P1"><text:span text:style-name="T7">HPA, not GPA</text:span></text:p>
          </draw:text-box>
        </draw:frame>
        <draw:frame draw:style-name="gr10" draw:text-style-name="P8" draw:layer="layout" svg:width="5.904cm" svg:height="2.486cm" svg:x="29.464cm" svg:y="5.99cm">
          <draw:text-box>
            <text:p text:style-name="P1"><text:span text:style-name="T7">Q2: IRQ dest is</text:span></text:p>
            <text:p text:style-name="P1"><text:span text:style-name="T7">host CPU id,</text:span></text:p>
            <text:p text:style-name="P1"><text:span text:style-name="T7">not guest CPU id</text:span></text:p>
          </draw:text-box>
        </draw:frame>
        <draw:line draw:style-name="gr11" draw:text-style-name="P4" draw:layer="layout" svg:x1="6.096cm" svg:y1="6.874cm" svg:x2="7.112cm" svg:y2="7.52cm">
          <text:p/>
        </draw:line>
        <draw:line draw:style-name="gr11" draw:text-style-name="P4" draw:layer="layout" svg:x1="19.304cm" svg:y1="7.274cm" svg:x2="17.912cm" svg:y2="7.9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4T09:40:29.660979324</dc:date>
    <meta:editing-duration>PT5H27M50S</meta:editing-duration>
    <meta:editing-cycles>192</meta:editing-cycles>
    <meta:generator>LibreOffice/6.0.7.3$Linux_X86_64 LibreOffice_project/00m0$Build-3</meta:generator>
    <meta:document-statistic meta:object-count="39"/>
  </office:meta>
</office:document-meta>
</file>